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 Sans" svg:font-family="'Open Sans', 'Clear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2.0625in"/>
    </style:style>
    <style:style style:name="Table1.C" style:family="table-column">
      <style:table-column-properties style:column-width="2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9715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1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9715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2.0625in"/>
    </style:style>
    <style:style style:name="Table3.C" style:family="table-column">
      <style:table-column-properties style:column-width="2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2.9715in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ext_20_body" style:list-style-name="L3">
      <style:paragraph-properties fo:margin-top="0in" fo:margin-bottom="0in" loext:contextual-spacing="false" fo:orphans="4" fo:widows="2" fo:padding="0in" fo:border="none"/>
    </style:style>
    <style:style style:name="P2" style:family="paragraph" style:parent-style-name="Text_20_body" style:list-style-name="L5">
      <style:paragraph-properties fo:margin-top="0in" fo:margin-bottom="0in" loext:contextual-spacing="false" fo:orphans="4" fo:widows="2" fo:padding="0in" fo:border="none"/>
    </style:style>
    <style:style style:name="P3" style:family="paragraph" style:parent-style-name="Text_20_body" style:list-style-name="L6">
      <style:paragraph-properties fo:margin-top="0in" fo:margin-bottom="0in" loext:contextual-spacing="false" fo:orphans="4" fo:widows="2" fo:padding="0in" fo:border="none"/>
    </style:style>
    <style:style style:name="P4" style:family="paragraph" style:parent-style-name="Text_20_body" style:list-style-name="L7">
      <style:paragraph-properties fo:margin-left="0in" fo:margin-right="0in" fo:orphans="4" fo:widows="2" fo:text-indent="0in" style:auto-text-indent="false"/>
      <style:text-properties fo:color="#333333" officeooo:paragraph-rsid="0021111a"/>
    </style:style>
    <style:style style:name="P5" style:family="paragraph" style:parent-style-name="Text_20_body" style:list-style-name="L7">
      <style:paragraph-properties fo:margin-left="0in" fo:margin-right="0in" fo:orphans="4" fo:widows="2" fo:text-indent="0in" style:auto-text-indent="false"/>
      <style:text-properties fo:color="#333333" officeooo:paragraph-rsid="00229ff2"/>
    </style:style>
    <style:style style:name="P6" style:family="paragraph" style:parent-style-name="Text_20_body" style:list-style-name="L7">
      <style:paragraph-properties fo:margin-left="0in" fo:margin-right="0in" fo:orphans="4" fo:widows="2" fo:text-indent="0in" style:auto-text-indent="false"/>
      <style:text-properties fo:color="#333333" officeooo:paragraph-rsid="0023596c"/>
    </style:style>
    <style:style style:name="P7" style:family="paragraph" style:parent-style-name="Text_20_body" style:list-style-name="L8">
      <style:paragraph-properties fo:margin-left="0in" fo:margin-right="0in" fo:orphans="4" fo:widows="2" fo:text-indent="0in" style:auto-text-indent="false"/>
      <style:text-properties fo:color="#333333" officeooo:paragraph-rsid="0021111a"/>
    </style:style>
    <style:style style:name="P8" style:family="paragraph" style:parent-style-name="Text_20_body" style:list-style-name="L9">
      <style:paragraph-properties fo:margin-left="0in" fo:margin-right="0in" fo:orphans="4" fo:widows="2" fo:text-indent="0in" style:auto-text-indent="false"/>
      <style:text-properties fo:color="#333333" officeooo:paragraph-rsid="0021111a"/>
    </style:style>
    <style:style style:name="P9" style:family="paragraph" style:parent-style-name="Text_20_body" style:list-style-name="L11">
      <style:paragraph-properties fo:margin-left="0in" fo:margin-right="0in" fo:orphans="4" fo:widows="2" fo:text-indent="0in" style:auto-text-indent="false"/>
      <style:text-properties fo:color="#333333" officeooo:paragraph-rsid="0021dda9"/>
    </style:style>
    <style:style style:name="P10" style:family="paragraph" style:parent-style-name="Text_20_body" style:list-style-name="L12">
      <style:paragraph-properties fo:margin-left="0in" fo:margin-right="0in" fo:orphans="4" fo:widows="2" fo:text-indent="0in" style:auto-text-indent="false"/>
      <style:text-properties fo:color="#333333" officeooo:paragraph-rsid="0021dda9"/>
    </style:style>
    <style:style style:name="P11" style:family="paragraph" style:parent-style-name="Text_20_body" style:list-style-name="L14">
      <style:paragraph-properties fo:margin-left="0in" fo:margin-right="0in" fo:orphans="4" fo:widows="2" fo:text-indent="0in" style:auto-text-indent="false"/>
      <style:text-properties fo:color="#333333" officeooo:paragraph-rsid="0023596c"/>
    </style:style>
    <style:style style:name="P12" style:family="paragraph" style:parent-style-name="Text_20_body" style:list-style-name="L15">
      <style:paragraph-properties fo:margin-left="0in" fo:margin-right="0in" fo:orphans="4" fo:widows="2" fo:text-indent="0in" style:auto-text-indent="false"/>
      <style:text-properties fo:color="#333333" officeooo:paragraph-rsid="0023596c"/>
    </style:style>
    <style:style style:name="P13" style:family="paragraph" style:parent-style-name="Text_20_body">
      <style:paragraph-properties fo:margin-left="0in" fo:margin-right="0in" fo:orphans="4" fo:widows="2" fo:text-indent="0in" style:auto-text-indent="false"/>
      <style:text-properties fo:font-variant="normal" fo:text-transform="none" fo:color="#333333" fo:letter-spacing="normal"/>
    </style:style>
    <style:style style:name="P14" style:family="paragraph" style:parent-style-name="Text_20_body">
      <style:paragraph-properties fo:margin-left="0in" fo:margin-right="0in" fo:orphans="4" fo:widows="2" fo:text-indent="0in" style:auto-text-indent="false"/>
      <style:text-properties fo:font-variant="normal" fo:text-transform="none" fo:color="#333333" fo:letter-spacing="normal" officeooo:paragraph-rsid="0021dda9"/>
    </style:style>
    <style:style style:name="P15" style:family="paragraph" style:parent-style-name="Text_20_body">
      <style:paragraph-properties fo:margin-left="0in" fo:margin-right="0in" fo:orphans="4" fo:widows="2" fo:text-indent="0in" style:auto-text-indent="false"/>
      <style:text-properties fo:font-variant="normal" fo:text-transform="none" fo:color="#333333" fo:letter-spacing="normal" officeooo:paragraph-rsid="0023596c"/>
    </style:style>
    <style:style style:name="P16" style:family="paragraph" style:parent-style-name="Text_20_body" style:list-style-name="L10">
      <style:paragraph-properties fo:margin-left="0in" fo:margin-right="0in" fo:orphans="4" fo:widows="2" fo:text-indent="0in" style:auto-text-indent="false"/>
      <style:text-properties officeooo:paragraph-rsid="0021dda9"/>
    </style:style>
    <style:style style:name="P17" style:family="paragraph" style:parent-style-name="Text_20_body">
      <style:paragraph-properties fo:margin-left="0in" fo:margin-right="0in" fo:orphans="4" fo:widows="2" fo:text-indent="0in" style:auto-text-indent="false"/>
      <style:text-properties officeooo:paragraph-rsid="0021dda9"/>
    </style:style>
    <style:style style:name="P18" style:family="paragraph" style:parent-style-name="Text_20_body" style:list-style-name="L13">
      <style:paragraph-properties fo:margin-left="0in" fo:margin-right="0in" fo:orphans="4" fo:widows="2" fo:text-indent="0in" style:auto-text-indent="false"/>
      <style:text-properties officeooo:paragraph-rsid="0021dda9"/>
    </style:style>
    <style:style style:name="P19" style:family="paragraph" style:parent-style-name="Text_20_body" style:list-style-name="L16">
      <style:paragraph-properties fo:margin-left="0in" fo:margin-right="0in" fo:orphans="4" fo:widows="2" fo:text-indent="0in" style:auto-text-indent="false"/>
      <style:text-properties officeooo:paragraph-rsid="0023596c"/>
    </style:style>
    <style:style style:name="P20" style:family="paragraph" style:parent-style-name="Heading_20_1">
      <style:text-properties style:font-name="Liberation Sans" fo:font-size="18.2000007629395pt" fo:font-weight="bold" officeooo:rsid="0021111a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1" style:family="paragraph" style:parent-style-name="Heading_20_1">
      <style:text-properties style:font-name="Liberation Sans" fo:font-size="18.2000007629395pt" fo:font-weight="bold" officeooo:rsid="0021111a" officeooo:paragraph-rsid="0021dda9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2" style:family="paragraph" style:parent-style-name="Heading_20_1">
      <style:text-properties style:font-name="Liberation Sans" fo:font-size="18.2000007629395pt" fo:font-weight="bold" officeooo:rsid="0021111a" officeooo:paragraph-rsid="0023596c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3" style:family="paragraph" style:parent-style-name="Table_20_Contents">
      <style:text-properties officeooo:rsid="0021111a" officeooo:paragraph-rsid="0021111a"/>
    </style:style>
    <style:style style:name="P24" style:family="paragraph" style:parent-style-name="Table_20_Contents">
      <style:text-properties officeooo:rsid="0021111a" officeooo:paragraph-rsid="0021dda9"/>
    </style:style>
    <style:style style:name="P25" style:family="paragraph" style:parent-style-name="Table_20_Contents">
      <style:text-properties officeooo:rsid="0021111a" officeooo:paragraph-rsid="0023596c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officeooo:paragraph-rsid="0021dda9"/>
    </style:style>
    <style:style style:name="P28" style:family="paragraph" style:parent-style-name="Table_20_Contents">
      <style:paragraph-properties fo:text-align="start" style:justify-single-word="false"/>
      <style:text-properties officeooo:paragraph-rsid="0023596c"/>
    </style:style>
    <style:style style:name="P29" style:family="paragraph" style:parent-style-name="Table_20_Contents">
      <style:text-properties officeooo:rsid="0021dda9" officeooo:paragraph-rsid="0021dda9"/>
    </style:style>
    <style:style style:name="P30" style:family="paragraph" style:parent-style-name="Table_20_Contents">
      <style:paragraph-properties fo:text-align="start" style:justify-single-word="false"/>
      <style:text-properties officeooo:rsid="0021dda9" officeooo:paragraph-rsid="0021dda9"/>
    </style:style>
    <style:style style:name="P31" style:family="paragraph" style:parent-style-name="Table_20_Contents">
      <style:paragraph-properties fo:text-align="start" style:justify-single-word="false"/>
      <style:text-properties officeooo:rsid="0021dda9" officeooo:paragraph-rsid="0023596c"/>
    </style:style>
    <style:style style:name="P32" style:family="paragraph" style:parent-style-name="Table_20_Contents">
      <style:text-properties officeooo:rsid="0021dda9" officeooo:paragraph-rsid="0023596c"/>
    </style:style>
    <style:style style:name="P33" style:family="paragraph" style:parent-style-name="Table_20_Contents">
      <style:text-properties officeooo:paragraph-rsid="0021dda9"/>
    </style:style>
    <style:style style:name="P34" style:family="paragraph" style:parent-style-name="Table_20_Contents">
      <style:text-properties officeooo:rsid="0021111a" officeooo:paragraph-rsid="0021dda9" fo:background-color="transparent"/>
    </style:style>
    <style:style style:name="P35" style:family="paragraph" style:parent-style-name="Table_20_Contents">
      <style:text-properties officeooo:rsid="0021111a" officeooo:paragraph-rsid="00229ff2" fo:background-color="transparent"/>
    </style:style>
    <style:style style:name="P36" style:family="paragraph" style:parent-style-name="Table_20_Contents">
      <style:text-properties officeooo:rsid="0021111a" officeooo:paragraph-rsid="0023596c" fo:background-color="transparent"/>
    </style:style>
    <style:style style:name="P37" style:family="paragraph" style:parent-style-name="Table_20_Contents">
      <style:text-properties officeooo:paragraph-rsid="0023596c"/>
    </style:style>
    <style:style style:name="P38" style:family="paragraph" style:parent-style-name="Table_20_Contents">
      <style:paragraph-properties fo:margin-top="0.0398in" fo:margin-bottom="0.0398in" loext:contextual-spacing="false" fo:text-align="start" style:justify-single-word="false"/>
    </style:style>
    <style:style style:name="P3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229ff2"/>
    </style:style>
    <style:style style:name="P4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23596c"/>
    </style:style>
    <style:style style:name="T1" style:family="text">
      <style:text-properties fo:font-style="normal"/>
    </style:style>
    <style:style style:name="T2" style:family="text">
      <style:text-properties fo:font-style="normal" officeooo:rsid="0021dda9"/>
    </style:style>
    <style:style style:name="T3" style:family="text">
      <style:text-properties fo:font-style="normal" officeooo:rsid="00229ff2"/>
    </style:style>
    <style:style style:name="T4" style:family="text">
      <style:text-properties fo:font-style="normal" officeooo:rsid="0023596c"/>
    </style:style>
    <style:style style:name="T5" style:family="text">
      <style:text-properties style:font-style-asian="normal"/>
    </style:style>
    <style:style style:name="T6" style:family="text">
      <style:text-properties style:font-name="Open Sans" fo:font-size="12pt" fo:font-style="normal" fo:font-weight="normal"/>
    </style:style>
    <style:style style:name="T7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Open Sans" fo:font-size="12pt" fo:letter-spacing="normal" fo:font-style="normal" fo:font-weight="normal" officeooo:rsid="0021111a"/>
    </style:style>
    <style:style style:name="T9" style:family="text">
      <style:text-properties fo:font-variant="normal" fo:text-transform="none" fo:color="#333333" style:font-name="Open Sans" fo:font-size="12pt" fo:letter-spacing="normal" fo:font-style="normal" fo:font-weight="normal" officeooo:rsid="0021dda9"/>
    </style:style>
    <style:style style:name="T10" style:family="text">
      <style:text-properties fo:font-variant="normal" fo:text-transform="none" fo:color="#333333" style:font-name="Open Sans" fo:font-size="12pt" fo:letter-spacing="normal" fo:font-style="normal" fo:font-weight="normal" officeooo:rsid="0023596c"/>
    </style:style>
    <style:style style:name="T11" style:family="text">
      <style:text-properties fo:font-variant="normal" fo:text-transform="none" fo:color="#333333" fo:letter-spacing="normal" style:font-name-asian="Open Sans" style:font-size-asian="12pt" style:font-style-asian="normal" style:font-weight-asian="normal"/>
    </style:style>
    <style:style style:name="T12" style:family="text">
      <style:text-properties fo:font-variant="normal" fo:text-transform="none" fo:letter-spacing="normal" style:font-name-asian="Open Sans" style:font-size-asian="12pt" style:font-style-asian="normal" style:font-weight-asian="normal"/>
    </style:style>
    <style:style style:name="T13" style:family="text">
      <style:text-properties fo:font-variant="normal" fo:text-transform="none" fo:letter-spacing="normal" officeooo:rsid="00229ff2" style:font-name-asian="Open Sans" style:font-size-asian="12pt" style:font-style-asian="normal" style:font-weight-asian="normal"/>
    </style:style>
    <style:style style:name="T14" style:family="text">
      <style:text-properties fo:font-variant="normal" fo:text-transform="none" style:font-name="Open Sans" fo:font-size="12pt" fo:letter-spacing="normal" fo:font-style="normal" fo:font-weight="normal"/>
    </style:style>
    <style:style style:name="T15" style:family="text">
      <style:text-properties fo:font-variant="normal" fo:text-transform="none" style:font-name="Open Sans" fo:font-size="12pt" fo:letter-spacing="normal" fo:font-style="normal" fo:font-weight="normal" style:font-name-asian="Open Sans" style:font-size-asian="12pt" style:font-style-asian="normal" style:font-weight-asian="normal"/>
    </style:style>
    <style:style style:name="T16" style:family="text">
      <style:text-properties fo:font-variant="normal" fo:text-transform="none" style:font-name="Open Sans" fo:font-size="12pt" fo:letter-spacing="normal" fo:font-style="normal" fo:font-weight="normal" officeooo:rsid="0021dda9" style:font-name-asian="Open Sans" style:font-size-asian="12pt" style:font-style-asian="normal" style:font-weight-asian="normal"/>
    </style:style>
    <style:style style:name="T17" style:family="text">
      <style:text-properties fo:font-variant="normal" fo:text-transform="none" style:font-name="Open Sans" fo:font-size="12pt" fo:letter-spacing="normal" fo:font-style="normal" fo:font-weight="normal" officeooo:rsid="00229ff2" style:font-name-asian="Open Sans" style:font-size-asian="12pt" style:font-style-asian="normal" style:font-weight-asian="normal"/>
    </style:style>
    <style:style style:name="T18" style:family="text">
      <style:text-properties fo:font-variant="normal" fo:text-transform="none" style:font-name="Open Sans" fo:font-size="12pt" fo:letter-spacing="normal" fo:font-style="normal" fo:font-weight="normal" officeooo:rsid="0021111a"/>
    </style:style>
    <style:style style:name="T19" style:family="text">
      <style:text-properties fo:font-variant="normal" fo:text-transform="none" style:font-name="Open Sans" fo:font-size="12pt" fo:letter-spacing="normal" fo:font-style="normal" fo:font-weight="normal" officeooo:rsid="0021dda9"/>
    </style:style>
    <style:style style:name="T20" style:family="text">
      <style:text-properties fo:font-variant="normal" fo:text-transform="none" style:font-name="Open Sans" fo:font-size="12pt" fo:letter-spacing="normal" fo:font-style="normal" fo:font-weight="normal" officeooo:rsid="00229ff2"/>
    </style:style>
    <style:style style:name="T21" style:family="text">
      <style:text-properties officeooo:rsid="0021111a"/>
    </style:style>
    <style:style style:name="T22" style:family="text">
      <style:text-properties fo:color="#a7a7a7"/>
    </style:style>
    <style:style style:name="T23" style:family="text">
      <style:text-properties fo:color="#0000ff"/>
    </style:style>
    <style:style style:name="T24" style:family="text">
      <style:text-properties fo:color="#0000ff" fo:background-color="#ffff00" loext:char-shading-value="0"/>
    </style:style>
    <style:style style:name="T25" style:family="text">
      <style:text-properties fo:color="#0000ff" officeooo:rsid="00229ff2"/>
    </style:style>
    <style:style style:name="T26" style:family="text">
      <style:text-properties fo:color="#0000ff" fo:background-color="#ffff66" loext:char-shading-value="0"/>
    </style:style>
    <style:style style:name="T27" style:family="text">
      <style:text-properties fo:color="#0000ff" officeooo:rsid="00229ff2" fo:background-color="#ffff66" loext:char-shading-value="0"/>
    </style:style>
    <style:style style:name="T28" style:family="text">
      <style:text-properties fo:color="#0000ff" officeooo:rsid="00229ff2" fo:background-color="#ffff66" loext:char-shading-value="0"/>
    </style:style>
    <style:style style:name="T29" style:family="text">
      <style:text-properties fo:color="#0000ff" officeooo:rsid="0023596c" fo:background-color="#ffff66" loext:char-shading-value="0"/>
    </style:style>
    <style:style style:name="T30" style:family="text">
      <style:text-properties fo:color="#0000ff" officeooo:rsid="0021111a" fo:background-color="transparent" loext:char-shading-value="0"/>
    </style:style>
    <style:style style:name="T31" style:family="text">
      <style:text-properties fo:color="#0000ff" officeooo:rsid="00229ff2" fo:background-color="transparent" loext:char-shading-value="0"/>
    </style:style>
    <style:style style:name="T32" style:family="text">
      <style:text-properties fo:color="#ff3300" fo:background-color="#ffff00" loext:char-shading-value="0"/>
    </style:style>
    <style:style style:name="T33" style:family="text">
      <style:text-properties officeooo:rsid="00229ff2"/>
    </style:style>
    <style:style style:name="T34" style:family="text">
      <style:text-properties fo:background-color="#ffff66" loext:char-shading-value="0"/>
    </style:style>
    <style:style style:name="T35" style:family="text">
      <style:text-properties officeooo:rsid="00229ff2" fo:background-color="#ffff66" loext:char-shading-value="0"/>
    </style:style>
    <style:style style:name="T36" style:family="text">
      <style:text-properties officeooo:rsid="00229ff2" fo:background-color="#ffff66" loext:char-shading-value="0"/>
    </style:style>
    <style:style style:name="T37" style:family="text">
      <style:text-properties officeooo:rsid="0023596c" fo:background-color="#ffff66" loext:char-shading-value="0"/>
    </style:style>
    <style:style style:name="T38" style:family="text">
      <style:text-properties officeooo:rsid="0023596c" fo:background-color="#ffff66" loext:char-shading-value="0"/>
    </style:style>
    <style:style style:name="T39" style:family="text">
      <style:text-properties officeooo:rsid="0021111a" fo:background-color="transparent" loext:char-shading-value="0"/>
    </style:style>
    <style:style style:name="T40" style:family="text">
      <style:text-properties officeooo:rsid="0023596c" fo:background-color="transparent" loext:char-shading-value="0"/>
    </style:style>
    <style:style style:name="T41" style:family="text">
      <style:text-properties officeooo:rsid="0023596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bullet-char="">
        <style:list-level-properties text:space-before="0.25in"/>
        <style:text-properties style:font-name="StarSymbol"/>
      </text:list-level-style-bullet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1">1.</text:span>/media/solanliu/disk/zsy/Pysot/pretrained_models/siamese_gru10_rpn45.pth</text:h>
      <text:list xml:id="list7705339761015348672" text:style-name="L5">
        <text:list-item>
          <text:p text:style-name="P2"><text:span text:style-name="T11">说明</text:span><text:span text:style-name="T7">:</text:span><text:span text:style-name="T11">使用</text:span><text:span text:style-name="T7">mini_vid</text:span><text:span text:style-name="T11">只训练</text:span><text:span text:style-name="T7">gru,</text:span><text:span text:style-name="T11">训练的</text:span><text:span text:style-name="T7">10</text:span><text:span text:style-name="T11">个</text:span><text:span text:style-name="T7">epoch,featuremap</text:span><text:span text:style-name="T11">基本相似</text:span><text:span text:style-name="T7">,</text:span><text:span text:style-name="T11">使用</text:span><text:span text:style-name="T7">coco vid,yt,det</text:span><text:span text:style-name="T11">四个数据集合训练</text:span><text:span text:style-name="T7">siameserpn,backbone</text:span><text:span text:style-name="T11">为</text:span><text:span text:style-name="T7">alexnet,</text:span><text:span text:style-name="T11">基本复现作者指标</text:span><text:span text:style-name="T7">,</text:span><text:span text:style-name="T11">将这个</text:span><text:span text:style-name="T7">siameserpn,</text:span><text:span text:style-name="T11">以及</text:span><text:span text:style-name="T7">gru</text:span><text:span text:style-name="T11">的参数融合在一块作为初始参数</text:span><text:span text:style-name="T7">,siamese_gru10_rpn45.pth</text:span></text:p>
        </text:list-item>
      </text:list>
      <text:list xml:id="list2777234848744660559" text:style-name="L6">
        <text:list-item>
          <text:p text:style-name="P3"><text:span text:style-name="T11">时间</text:span><text:span text:style-name="T7">:2020-01-07</text:span></text:p>
        </text:list-item>
      </text:list>
      <text:list xml:id="list6663907331126175464" text:style-name="L3">
        <text:list-item>
          <text:p text:style-name="P1"><text:span text:style-name="T11">训练参数</text:span><text:span text:style-name="T7">:</text:span></text:p>
        </text:list-item>
      </text:list>
      <text:h text:style-name="P20" text:outline-level="1"><text:span text:style-name="T1">2./media/solanliu/disk/zsy/Pysot/experiments/siamrpn_alex_dwxcorr_16gpu/snapshot/</text:span><text:span text:style-name="T5">使用</text:span><text:span text:style-name="T1">rpn</text:span><text:span text:style-name="T5">初始化</text:span><text:span text:style-name="T1">,</text:span><text:span text:style-name="T5">只训练</text:span><text:span text:style-name="T1">gru,</text:span><text:span text:style-name="T5">训练到</text:span><text:span text:style-name="T1">epoch36</text:span></text:h>
      <text:list xml:id="list7773378092273894541" text:style-name="L7">
        <text:list-item>
          <text:p text:style-name="P4"><text:span text:style-name="T12">说明</text:span><text:span text:style-name="T14">:</text:span><text:span text:style-name="T12">使用</text:span><text:span text:style-name="T14">1</text:span><text:span text:style-name="T12">中的</text:span><text:span text:style-name="T14">siamese_gru10_rpn45.pth</text:span><text:span text:style-name="T12">作为初始化参数</text:span><text:span text:style-name="T15">,使用全部数据集训练gr</text:span><text:span text:style-name="T16">u</text:span></text:p>
        </text:list-item>
      </text:list>
      <text:list xml:id="list6488381840680799687" text:style-name="L8">
        <text:list-item>
          <text:p text:style-name="P7"><text:span text:style-name="T15">时间</text:span><text:span text:style-name="T14">:2020-01-0</text:span><text:span text:style-name="T19">9</text:span></text:p>
        </text:list-item>
      </text:list>
      <text:list xml:id="list8803740386720372647" text:style-name="L9">
        <text:list-item>
          <text:p text:style-name="P8"><text:span text:style-name="T18">训练参数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修改前</text:p>
          </table:table-cell>
          <table:table-cell table:style-name="Table1.A1" office:value-type="string">
            <text:p text:style-name="Table_20_Contents">修改后</text:p>
          </table:table-cell>
          <table:table-cell table:style-name="Table1.C1" office:value-type="string">
            <text:p text:style-name="P26">说明</text:p>
          </table:table-cell>
        </table:table-row>
        <table:table-row>
          <table:table-cell table:style-name="Table1.A2" office:value-type="string">
            <text:p text:style-name="P23">GRU:</text:p>
            <text:p text:style-name="P23"><text:s text:c="4"/>USE_GRU: True</text:p>
            <text:p text:style-name="P23"><text:s text:c="4"/>SEQ_IN: 3</text:p>
            <text:p text:style-name="P23"><text:s text:c="4"/>SEQ_OUT: 1</text:p>
            <text:p text:style-name="P23"><text:s text:c="4"/>FeatLoss: True</text:p>
            <text:p text:style-name="P23"><text:s text:c="4"/>LR_COFF: 1.0</text:p>
            <text:p text:style-name="P23"><text:s text:c="3"/><text:span text:style-name="T32"><text:s/></text:span><text:span text:style-name="T24">NONE_GRU_LR_COFF:1.0</text:span></text:p>
          </table:table-cell>
          <table:table-cell table:style-name="Table1.B2" office:value-type="string">
            <text:p text:style-name="P23">GRU:</text:p>
            <text:p text:style-name="P23"><text:s text:c="4"/>USE_GRU: True</text:p>
            <text:p text:style-name="P23"><text:s text:c="4"/>SEQ_IN: 3</text:p>
            <text:p text:style-name="P23"><text:s text:c="4"/>SEQ_OUT: 1</text:p>
            <text:p text:style-name="P23"><text:s text:c="4"/>FeatLoss: True</text:p>
            <text:p text:style-name="P23"><text:s text:c="4"/>LR_COFF: 1.0</text:p>
            <text:p text:style-name="P23"><text:s text:c="3"/><text:span text:style-name="T24"><text:s/>NONE_GRU_LR_COFF: 0.0</text:span></text:p>
          </table:table-cell>
          <table:table-cell table:style-name="Table1.C2" table:number-rows-spanned="2" office:value-type="string">
            <text:p text:style-name="P38">此次训练只希望用got10k,vid<text:span text:style-name="T22"> </text:span>,coco这个大数据集来将gru训练好<text:line-break/></text:p>
          </table:table-cell>
        </table:table-row>
        <table:table-row table:style-name="Table1.3">
          <table:table-cell table:style-name="Table1.A3" office:value-type="string">
            <text:p text:style-name="P23">TRAIN:</text:p>
            <text:p text:style-name="P23"><text:s text:c="4"/>EPOCH: 50</text:p>
            <text:p text:style-name="P23"><text:s text:c="4"/>START_EPOCH: 0</text:p>
            <text:p text:style-name="P23"><text:s text:c="4"/>BATCH_SIZE: 128</text:p>
            <text:p text:style-name="P23"><text:s text:c="4"/>BASE_SIZE: 0</text:p>
            <text:p text:style-name="P23"><text:s text:c="4"/>OUTPUT_SIZE: 17</text:p>
            <text:p text:style-name="P23"><text:s text:c="4"/>BASE_LR: 0.005</text:p>
            <text:p text:style-name="P23"><text:s text:c="4"/>CLS_WEIGHT: 1.0</text:p>
            <text:p text:style-name="P23"><text:s text:c="4"/>LOC_WEIGHT: 1.2</text:p>
            <text:p text:style-name="P23"><text:s text:c="4"/>FEAT_WEIGHT: 0.5</text:p>
            <text:p text:style-name="P23"><text:s text:c="4"/>RESUME: ''</text:p>
            <text:p text:style-name="P23"><text:s text:c="4"/><text:span text:style-name="T24">PRETRAINED: ''</text:span></text:p>
            <text:p text:style-name="P23"><text:s text:c="4"/>NUM_WORKERS: 16</text:p>
          </table:table-cell>
          <table:table-cell table:style-name="Table1.B3" office:value-type="string">
            <text:p text:style-name="P23">TRAIN:</text:p>
            <text:p text:style-name="P23"><text:s text:c="4"/>EPOCH: 50</text:p>
            <text:p text:style-name="P23"><text:s text:c="4"/>START_EPOCH: 0</text:p>
            <text:p text:style-name="P23"><text:s text:c="4"/>BATCH_SIZE: 128</text:p>
            <text:p text:style-name="P23"><text:s text:c="4"/>BASE_SIZE: 0</text:p>
            <text:p text:style-name="P23"><text:s text:c="4"/>OUTPUT_SIZE: 17</text:p>
            <text:p text:style-name="P23"><text:s text:c="4"/>BASE_LR: 0.005</text:p>
            <text:p text:style-name="P23"><text:s text:c="4"/>CLS_WEIGHT: 1.0</text:p>
            <text:p text:style-name="P23"><text:s text:c="4"/>LOC_WEIGHT: 1.2</text:p>
            <text:p text:style-name="P23"><text:s text:c="4"/>FEAT_WEIGHT: 0.5</text:p>
            <text:p text:style-name="P23"><text:s text:c="4"/>RESUME: ''</text:p>
            <text:p text:style-name="P23"><text:s text:c="3"/><text:span text:style-name="T24"><text:s/>PRETRAINED: '../../pretrained_models/siamese_gru10_rpn45.pth'</text:span></text:p>
            <text:p text:style-name="P23"><text:s text:c="4"/>NUM_WORKERS: 16</text:p>
          </table:table-cell>
          <table:covered-table-cell/>
        </table:table-row>
        <table:table-row table:style-name="Table1.3">
          <table:table-cell table:style-name="Table1.A4" office:value-type="string">
            <text:p text:style-name="P29">BACKBONE: <text:s text:c="4"/></text:p>
            <text:p text:style-name="P29"><text:s text:c="4"/>TRAIN_EPOCH: 10</text:p>
          </table:table-cell>
          <table:table-cell table:style-name="Table1.B4" office:value-type="string">
            <text:p text:style-name="P29">BACKBONE: <text:s text:c="4"/></text:p>
            <text:p text:style-name="P29"><text:s text:c="4"/>TRAIN_EPOCH: 20</text:p>
          </table:table-cell>
          <table:table-cell table:style-name="Table1.C2" office:value-type="string">
            <text:p text:style-name="P30">TRAIN_EPOCH改为20希望gru单独多训练一定的批次</text:p>
          </table:table-cell>
        </table:table-row>
      </table:table>
      <text:p text:style-name="P13"><text:span text:style-name="T6"/></text:p>
      <text:list xml:id="list8385333915370623366" text:style-name="L10">
        <text:list-item>
          <text:p text:style-name="P16"><text:span text:style-name="T7"><text:s/>提前中断原因</text:span><text:span text:style-name="T8">:到e</text:span><text:span text:style-name="T9">poch36时通过tensorboard发现gru输出特征图趋向于常数,说明网络开始过拟合,epoch20后backbone开始联合学习导致的</text:span></text:p>
        </text:list-item>
      </text:list>
      <text:p text:style-name="P17"><text:span text:style-name="T9"/></text:p>
      <text:p text:style-name="P17"><text:span text:style-name="T9"/></text:p>
      <text:p text:style-name="P17"><text:span text:style-name="T9"/></text:p>
      <text:h text:style-name="P21" text:outline-level="1"><text:span text:style-name="T3">3</text:span><text:span text:style-name="T1">.</text:span><text:span text:style-name="T2">/media/solanliu/disk/zsy/Pysot/experiments/siamrpn_alex_dwxcorr_16gpu/snapshot/使用只训练的gru,epoch20初始化,从0开始训练到36,feat权重0.1太大了</text:span></text:h>
      <text:list xml:id="list212117057344837" text:continue-list="list7773378092273894541" text:style-name="L7">
        <text:list-item>
          <text:p text:style-name="P5"><text:span text:style-name="T12">说明</text:span><text:span text:style-name="T14">:</text:span><text:span text:style-name="T12">使用</text:span><text:span text:style-name="T17">2</text:span><text:span text:style-name="T12">中的</text:span><text:span text:style-name="T13">checkpoint_e20.pth</text:span><text:span text:style-name="T12">作为初始化参数</text:span><text:span text:style-name="T14">,从</text:span><text:span text:style-name="T20">0开始联合训练</text:span></text:p>
        </text:list-item>
      </text:list>
      <text:list xml:id="list2344698450998711974" text:style-name="L11">
        <text:list-item>
          <text:p text:style-name="P9"><text:soft-page-break/><text:span text:style-name="T15">时间</text:span><text:span text:style-name="T14">:2020-01-0</text:span><text:span text:style-name="T19">9</text:span></text:p>
        </text:list-item>
      </text:list>
      <text:list xml:id="list6061811609086734293" text:style-name="L12">
        <text:list-item>
          <text:p text:style-name="P10"><text:span text:style-name="T18">训练参数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修改前</text:p>
          </table:table-cell>
          <table:table-cell table:style-name="Table2.A1" office:value-type="string">
            <text:p text:style-name="P33">修改后</text:p>
          </table:table-cell>
          <table:table-cell table:style-name="Table2.C1" office:value-type="string">
            <text:p text:style-name="P27">说明</text:p>
          </table:table-cell>
        </table:table-row>
        <table:table-row>
          <table:table-cell table:style-name="Table2.A2" office:value-type="string">
            <text:p text:style-name="P34">GRU:</text:p>
            <text:p text:style-name="P34"><text:s text:c="4"/>USE_GRU: True</text:p>
            <text:p text:style-name="P34"><text:s text:c="4"/>SEQ_IN: 3</text:p>
            <text:p text:style-name="P34"><text:s text:c="4"/>SEQ_OUT: 1</text:p>
            <text:p text:style-name="P34"><text:s text:c="4"/>FeatLoss: True</text:p>
            <text:p text:style-name="P34"><text:s text:c="4"/>LR_COFF: <text:span text:style-name="T34">1.0</text:span></text:p>
            <text:p text:style-name="P34"><text:s text:c="3"/><text:span text:style-name="T23"><text:s/>NONE_GRU_LR_COFF: </text:span><text:span text:style-name="T26">0.0</text:span></text:p>
          </table:table-cell>
          <table:table-cell table:style-name="Table2.B2" office:value-type="string">
            <text:p text:style-name="P34">GRU:</text:p>
            <text:p text:style-name="P34"><text:s text:c="4"/>USE_GRU: True</text:p>
            <text:p text:style-name="P34"><text:s text:c="4"/>SEQ_IN: 3</text:p>
            <text:p text:style-name="P34"><text:s text:c="4"/>SEQ_OUT: 1</text:p>
            <text:p text:style-name="P34"><text:s text:c="4"/>FeatLoss: True</text:p>
            <text:p text:style-name="P34"><text:s text:c="4"/>LR_COFF: <text:span text:style-name="T35">0.1</text:span></text:p>
            <text:p text:style-name="P34"><text:s text:c="3"/><text:span text:style-name="T23"><text:s/>NONE_GRU_LR_COFF: </text:span><text:span text:style-name="T27">1.0</text:span></text:p>
          </table:table-cell>
          <table:table-cell table:style-name="Table2.C2" table:number-rows-spanned="2" office:value-type="string">
            <text:p text:style-name="P39">此次希望是联合训练, <text:span text:style-name="T30">NONE_GRU_LR_COFF</text:span><text:span text:style-name="T31">=1.0希望其他模块正常更新</text:span></text:p>
            <text:p text:style-name="P39"><text:span text:style-name="T30">LR_COFF: </text:span><text:span text:style-name="T28">0.1,希望gru小幅度更新</text:span><text:line-break/></text:p>
          </table:table-cell>
        </table:table-row>
        <table:table-row table:style-name="Table2.3">
          <table:table-cell table:style-name="Table2.A3" office:value-type="string">
            <text:p text:style-name="P34">TRAIN:</text:p>
            <text:p text:style-name="P34"><text:s text:c="4"/>EPOCH: 50</text:p>
            <text:p text:style-name="P34"><text:s text:c="4"/>START_EPOCH: 0</text:p>
            <text:p text:style-name="P34"><text:s text:c="4"/>BATCH_SIZE: 128</text:p>
            <text:p text:style-name="P34"><text:s text:c="4"/>BASE_SIZE: 0</text:p>
            <text:p text:style-name="P34"><text:s text:c="4"/>OUTPUT_SIZE: 17</text:p>
            <text:p text:style-name="P34"><text:s text:c="4"/>BASE_LR: 0.005</text:p>
            <text:p text:style-name="P34"><text:s text:c="4"/>CLS_WEIGHT: 1.0</text:p>
            <text:p text:style-name="P34"><text:s text:c="4"/>LOC_WEIGHT: 1.2</text:p>
            <text:p text:style-name="P34"><text:s text:c="4"/>FEAT_WEIGHT: 0.5</text:p>
            <text:p text:style-name="P34"><text:s text:c="4"/>RESUME: ''</text:p>
            <text:p text:style-name="P34"><text:s text:c="3"/><text:span text:style-name="T23"><text:s/>PRETRAINED: '../../pretrained_models/siamese_gru10_rpn45.pth'</text:span></text:p>
            <text:p text:style-name="P34"><text:s text:c="4"/>NUM_WORKERS: 16</text:p>
          </table:table-cell>
          <table:table-cell table:style-name="Table2.B3" office:value-type="string">
            <text:p text:style-name="P34">TRAIN:</text:p>
            <text:p text:style-name="P34"><text:s text:c="4"/>EPOCH: 50</text:p>
            <text:p text:style-name="P34"><text:s text:c="4"/>START_EPOCH: 0</text:p>
            <text:p text:style-name="P34"><text:s text:c="4"/>BATCH_SIZE: 128</text:p>
            <text:p text:style-name="P34"><text:s text:c="4"/>BASE_SIZE: 0</text:p>
            <text:p text:style-name="P34"><text:s text:c="4"/>OUTPUT_SIZE: 17</text:p>
            <text:p text:style-name="P34"><text:s text:c="4"/>BASE_LR: 0.005</text:p>
            <text:p text:style-name="P34"><text:s text:c="4"/>CLS_WEIGHT: 1.0</text:p>
            <text:p text:style-name="P34"><text:s text:c="4"/>LOC_WEIGHT: 1.2</text:p>
            <text:p text:style-name="P34"><text:s text:c="4"/>FEAT_WEIGHT: <text:span text:style-name="T34">0.</text:span><text:span text:style-name="T35">1</text:span></text:p>
            <text:p text:style-name="P34"><text:s text:c="4"/>RESUME: ''</text:p>
            <text:p text:style-name="P35"><text:s text:c="3"/><text:span text:style-name="T23"><text:s/>PRETRAINED: '../../</text:span><text:span text:style-name="T25">snapshot/checkpoint_e20.pth</text:span><text:span text:style-name="T23">'</text:span></text:p>
            <text:p text:style-name="P34"><text:s text:c="4"/>NUM_WORKERS: <text:span text:style-name="T35">8</text:span>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P29">BACKBONE: <text:s text:c="4"/></text:p>
            <text:p text:style-name="P29"><text:s text:c="4"/>TRAIN_EPOCH: 20</text:p>
          </table:table-cell>
          <table:table-cell table:style-name="Table2.B4" office:value-type="string">
            <text:p text:style-name="P29">BACKBONE: <text:s text:c="4"/></text:p>
            <text:p text:style-name="P29"><text:s text:c="4"/>TRAIN_EPOCH: <text:span text:style-name="T36">0</text:span></text:p>
          </table:table-cell>
          <table:table-cell table:style-name="Table2.C2" office:value-type="string">
            <text:p text:style-name="P30">TRAIN_EPOCH改为<text:span text:style-name="T33">0,笔误,应该为10</text:span></text:p>
          </table:table-cell>
        </table:table-row>
      </table:table>
      <text:p text:style-name="P14"><text:span text:style-name="T6"/></text:p>
      <text:list xml:id="list3172869227991553623" text:style-name="L13">
        <text:list-item>
          <text:p text:style-name="P18"><text:span text:style-name="T9"><text:s/>提前中断原因</text:span><text:span text:style-name="T8">:到e</text:span><text:span text:style-name="T9">poch36时通过tensorboard发现gru输出特征图趋向于常数,说明网络开始过拟合,epoch</text:span><text:span text:style-name="T10">0</text:span><text:span text:style-name="T9">后backbone开始联合学习导致的</text:span></text:p>
        </text:list-item>
      </text:list>
      <text:p text:style-name="P17"><text:span text:style-name="T9"/></text:p>
      <text:h text:style-name="P22" text:outline-level="1"><text:soft-page-break/><text:span text:style-name="T4">4</text:span><text:span text:style-name="T1">.</text:span><text:span text:style-name="T4">修改3的配置重新训练</text:span></text:h>
      <text:list xml:id="list212116310026164" text:continue-list="list212117057344837" text:style-name="L7">
        <text:list-item>
          <text:p text:style-name="P6"><text:span text:style-name="T12">说明</text:span><text:span text:style-name="T14">:</text:span><text:span text:style-name="T12">使用</text:span><text:span text:style-name="T17">2</text:span><text:span text:style-name="T12">中的</text:span><text:span text:style-name="T13">checkpoint_e20.pth</text:span><text:span text:style-name="T12">作为初始化参数</text:span><text:span text:style-name="T14">,从</text:span><text:span text:style-name="T20">0开始联合训练</text:span></text:p>
        </text:list-item>
      </text:list>
      <text:list xml:id="list7699886716517239766" text:style-name="L14">
        <text:list-item>
          <text:p text:style-name="P11"><text:span text:style-name="T15">时间</text:span><text:span text:style-name="T14">:2020-01-0</text:span><text:span text:style-name="T19">9</text:span></text:p>
        </text:list-item>
      </text:list>
      <text:list xml:id="list7596297164984775297" text:style-name="L15">
        <text:list-item>
          <text:p text:style-name="P12"><text:span text:style-name="T18">训练参数: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修改前</text:p>
          </table:table-cell>
          <table:table-cell table:style-name="Table3.A1" office:value-type="string">
            <text:p text:style-name="P37">修改后</text:p>
          </table:table-cell>
          <table:table-cell table:style-name="Table3.C1" office:value-type="string">
            <text:p text:style-name="P28">说明</text:p>
          </table:table-cell>
        </table:table-row>
        <table:table-row>
          <table:table-cell table:style-name="Table3.A2" office:value-type="string">
            <text:p text:style-name="P36">GRU:</text:p>
            <text:p text:style-name="P36"><text:s text:c="4"/>USE_GRU: True</text:p>
            <text:p text:style-name="P36"><text:s text:c="4"/>SEQ_IN: 3</text:p>
            <text:p text:style-name="P36"><text:s text:c="4"/>SEQ_OUT: 1</text:p>
            <text:p text:style-name="P36"><text:s text:c="4"/>FeatLoss: True</text:p>
            <text:p text:style-name="P36"><text:s text:c="4"/>LR_COFF: <text:span text:style-name="T34">1.0</text:span></text:p>
            <text:p text:style-name="P36"><text:s text:c="3"/><text:span text:style-name="T23"><text:s/>NONE_GRU_LR_COFF: </text:span><text:span text:style-name="T26">0.0</text:span></text:p>
          </table:table-cell>
          <table:table-cell table:style-name="Table3.B2" office:value-type="string">
            <text:p text:style-name="P36">GRU:</text:p>
            <text:p text:style-name="P36"><text:s text:c="4"/>USE_GRU: True</text:p>
            <text:p text:style-name="P36"><text:s text:c="4"/>SEQ_IN: 3</text:p>
            <text:p text:style-name="P36"><text:s text:c="4"/>SEQ_OUT: 1</text:p>
            <text:p text:style-name="P36"><text:s text:c="4"/>FeatLoss: True</text:p>
            <text:p text:style-name="P36"><text:s text:c="4"/>LR_COFF: <text:span text:style-name="T35">0.</text:span><text:span text:style-name="T37">0</text:span><text:span text:style-name="T35">1</text:span></text:p>
            <text:p text:style-name="P36"><text:s text:c="3"/><text:span text:style-name="T23"><text:s/>NONE_GRU_LR_COFF: </text:span><text:span text:style-name="T27">1.0</text:span></text:p>
          </table:table-cell>
          <table:table-cell table:style-name="Table3.C2" table:number-rows-spanned="2" office:value-type="string">
            <text:p text:style-name="P40">此次希望是联合训练,<text:span text:style-name="T30">LR_COFF: </text:span><text:span text:style-name="T28">0.</text:span><text:span text:style-name="T29">0</text:span><text:span text:style-name="T28">1</text:span>希望更gru少量更新</text:p>
            <text:p text:style-name="P40"><text:s text:c="2"/><text:span text:style-name="T39">FEAT_WEIGHT:训练</text:span><text:span text:style-name="T40">3中发现feat损失0.7左右,cls=0.02,loc=0.28,希望loc和cls占主导地位,故而将feat的权重降低到0.001</text:span></text:p>
            <text:p text:style-name="P40"><text:span text:style-name="T40">使用了3个gpu,发现3线程反而快一点儿</text:span></text:p>
          </table:table-cell>
        </table:table-row>
        <table:table-row table:style-name="Table3.3">
          <table:table-cell table:style-name="Table3.A3" office:value-type="string">
            <text:p text:style-name="P36">TRAIN:</text:p>
            <text:p text:style-name="P36"><text:s text:c="4"/>EPOCH: 50</text:p>
            <text:p text:style-name="P36"><text:s text:c="4"/>START_EPOCH: 0</text:p>
            <text:p text:style-name="P36"><text:s text:c="4"/>BATCH_SIZE: 128</text:p>
            <text:p text:style-name="P36"><text:s text:c="4"/>BASE_SIZE: 0</text:p>
            <text:p text:style-name="P36"><text:s text:c="4"/>OUTPUT_SIZE: 17</text:p>
            <text:p text:style-name="P36"><text:s text:c="4"/>BASE_LR: 0.005</text:p>
            <text:p text:style-name="P36"><text:s text:c="4"/>CLS_WEIGHT: 1.0</text:p>
            <text:p text:style-name="P36"><text:s text:c="4"/>LOC_WEIGHT: 1.2</text:p>
            <text:p text:style-name="P36"><text:s text:c="4"/>FEAT_WEIGHT: 0.<text:span text:style-name="T41">1</text:span></text:p>
            <text:p text:style-name="P36"><text:s text:c="4"/>RESUME: ''</text:p>
            <text:p text:style-name="P36"><text:s text:c="3"/><text:span text:style-name="T23"><text:s/>PRETRAINED: '../../pretrained_models/siamese_gru10_rpn45.pth'</text:span></text:p>
            <text:p text:style-name="P36"><text:s text:c="4"/>NUM_WORKERS: 16</text:p>
          </table:table-cell>
          <table:table-cell table:style-name="Table3.B3" office:value-type="string">
            <text:p text:style-name="P36">TRAIN:</text:p>
            <text:p text:style-name="P36"><text:s text:c="4"/>EPOCH: 50</text:p>
            <text:p text:style-name="P36"><text:s text:c="4"/>START_EPOCH: 0</text:p>
            <text:p text:style-name="P36"><text:s text:c="4"/>BATCH_SIZE: 128</text:p>
            <text:p text:style-name="P36"><text:s text:c="4"/>BASE_SIZE: 0</text:p>
            <text:p text:style-name="P36"><text:s text:c="4"/>OUTPUT_SIZE: 17</text:p>
            <text:p text:style-name="P36"><text:s text:c="4"/>BASE_LR: 0.005</text:p>
            <text:p text:style-name="P36"><text:s text:c="4"/>CLS_WEIGHT: 1.0</text:p>
            <text:p text:style-name="P36"><text:s text:c="4"/>LOC_WEIGHT: 1.2</text:p>
            <text:p text:style-name="P36"><text:s text:c="4"/>FEAT_WEIGHT: <text:span text:style-name="T34">0.</text:span><text:span text:style-name="T37">00</text:span><text:span text:style-name="T35">1</text:span></text:p>
            <text:p text:style-name="P36"><text:s text:c="4"/>RESUME: ''</text:p>
            <text:p text:style-name="P36"><text:s text:c="3"/><text:span text:style-name="T23"><text:s/>PRETRAINED: '../../</text:span><text:span text:style-name="T25">snapshot/checkpoint_e20.pth</text:span><text:span text:style-name="T23">'</text:span></text:p>
            <text:p text:style-name="P36"><text:s text:c="4"/>NUM_WORKERS: <text:span text:style-name="T37">4</text:span></text:p>
          </table:table-cell>
          <table:covered-table-cell/>
        </table:table-row>
        <table:table-row table:style-name="Table3.3">
          <table:table-cell table:style-name="Table3.A4" office:value-type="string">
            <text:p text:style-name="P32">BACKBONE: <text:s text:c="4"/></text:p>
            <text:p text:style-name="P32"><text:s text:c="4"/>TRAIN_EPOCH: 20</text:p>
          </table:table-cell>
          <table:table-cell table:style-name="Table3.B4" office:value-type="string">
            <text:p text:style-name="P32">BACKBONE: <text:s text:c="4"/></text:p>
            <text:p text:style-name="P32"><text:s text:c="4"/>TRAIN_EPOCH: <text:span text:style-name="T38">10</text:span></text:p>
          </table:table-cell>
          <table:table-cell table:style-name="Table3.C2" office:value-type="string">
            <text:p text:style-name="P31">TRAIN_EPOCH改为<text:span text:style-name="T41">10,和原作者配置保持一致</text:span></text:p>
          </table:table-cell>
        </table:table-row>
      </table:table>
      <text:p text:style-name="P15"><text:span text:style-name="T6"/></text:p>
      <text:list xml:id="list8000151457014968221" text:style-name="L16">
        <text:list-item>
          <text:p text:style-name="P19"><text:soft-page-break/><text:span text:style-name="T9"><text:s/>提前中断原因</text:span><text:span text:style-name="T8">:到e</text:span><text:span text:style-name="T9">poch36时通过tensorboard发现gru输出特征图趋向于常数,说明网络开始过拟合,epoch</text:span><text:span text:style-name="T10">0</text:span><text:span text:style-name="T9">后backbone开始联合学习导致的</text:span></text:p>
        </text:list-item>
      </text:list>
      <text:p text:style-name="P13"><text:span text:style-name="T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 Sans" svg:font-family="'Open Sans', 'Clear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01:15:14.310870511</meta:creation-date>
    <meta:generator>LibreOffice/5.1.6.2$Linux_X86_64 LibreOffice_project/10m0$Build-2</meta:generator>
    <dc:date>2020-01-14T01:56:22.905863741</dc:date>
    <meta:editing-duration>PT19M14S</meta:editing-duration>
    <meta:editing-cycles>2</meta:editing-cycles>
    <meta:document-statistic meta:table-count="3" meta:image-count="0" meta:object-count="0" meta:page-count="5" meta:paragraph-count="169" meta:word-count="825" meta:character-count="3643" meta:non-whitespace-character-count="3032"/>
  </office:meta>
</office:document-meta>
</file>